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co18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4.994cm"/>
    </style:style>
    <style:style style:name="co17" style:family="table-column">
      <style:table-column-properties fo:break-before="auto" style:column-width="4.939cm"/>
    </style:style>
    <style:style style:name="co19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5.216cm"/>
    </style:style>
    <style:style style:name="co22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number-columns-repeated="3"/>
          <table:table-cell table:style-name="ce1" office:value-type="string">
            <text:p>Function V5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table:style-name="ce3"/>
          <table:table-cell table:number-columns-repeated="8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internal clock outp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Clock input i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 table:number-columns-repeated="3"/>
          <table:table-cell office:value-type="string">
            <text:p>clock led / clock output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 table:number-columns-repeated="2"/>
          <table:table-cell table:style-name="ce1" office:value-type="string">
            <text:p>Nc! →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 table:number-columns-repeated="3"/>
          <table:table-cell table:style-name="ce3" office:value-type="string">
            <text:p>Debug serial T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 table:number-columns-repeated="3"/>
          <table:table-cell table:style-name="ce3" office:value-type="string">
            <text:p>Debug serial R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 table:number-columns-repeated="3"/>
          <table:table-cell table:style-name="ce5" office:value-type="string">
            <text:p>Track 1 gate ou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 table:number-columns-repeated="3"/>
          <table:table-cell table:style-name="ce5" office:value-type="string">
            <text:p>Track 2 gate ou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  <table:table-cell table:number-columns-repeated="2"/>
          <table:table-cell table:style-name="ce5" office:value-type="string">
            <text:p>Track 3 gate out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  <table:table-cell table:number-columns-repeated="2"/>
          <table:table-cell table:style-name="ce5" office:value-type="string">
            <text:p>Track 4 gate ou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 table:number-columns-repeated="3"/>
          <table:table-cell table:style-name="ce5" office:value-type="string">
            <text:p>Track 5 gate out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 table:number-columns-repeated="3"/>
          <table:table-cell table:style-name="ce5" office:value-type="string">
            <text:p>Track 6 gate out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 table:number-columns-repeated="3"/>
          <table:table-cell table:style-name="ce5" office:value-type="string">
            <text:p>Track 7 gate 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 table:number-columns-repeated="3"/>
          <table:table-cell table:style-name="ce5" office:value-type="string">
            <text:p>Track 8 gate ou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  <table:table-cell table:number-columns-repeated="2"/>
          <table:table-cell table:style-name="ce5" office:value-type="string">
            <text:p>nc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  <table:table-cell table:number-columns-repeated="2"/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number-columns-repeated="3"/>
          <table:table-cell table:style-name="ce3"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 table:number-columns-repeated="3"/>
          <table:table-cell table:style-name="ce5" office:value-type="string">
            <text:p>Learn midi not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 table:number-columns-repeated="3"/>
          <table:table-cell office:value-type="string">
            <text:p>Learn midi channel indicator le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 table:number-columns-repeated="3"/>
          <table:table-cell office:value-type="string">
            <text:p>learn pot 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 table:number-columns-repeated="3"/>
          <table:table-cell office:value-type="string">
            <text:p>set gate length indicator led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 table:number-columns-repeated="3"/>
          <table:table-cell table:style-name="ce3" office:value-type="string">
            <text:p>Common Midi serial Ou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 table:number-columns-repeated="3"/>
          <table:table-cell table:style-name="ce3" office:value-type="string">
            <text:p>Common Midi serial I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 table:number-columns-repeated="3"/>
          <table:table-cell office:value-type="string">
            <text:p>SPI CS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  <table:table-cell table:number-columns-repeated="2"/>
          <table:table-cell office:value-type="string">
            <text:p>SPI SCK</text:p>
          </table:table-cell>
          <table:table-cell/>
        </table:table-row>
        <table:table-row table:style-name="ro5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  <table:table-cell table:number-columns-repeated="2"/>
          <table:table-cell table:style-name="ce6" office:value-type="string">
            <text:p>nc (SPI MISO)</text:p>
          </table:table-cell>
          <table:table-cell office:value-type="string">
            <text:p>internal clock speed po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 table:number-columns-repeated="3"/>
          <table:table-cell office:value-type="string">
            <text:p>SPI MOSI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 office:value-type="string">
            <text:p>clock led / clock output ?</text:p>
          </table:table-cell>
          <table:table-cell table:number-columns-repeated="2"/>
          <table:table-cell office:value-type="string">
            <text:p>mode toggle button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  <table:table-cell office:value-type="string">
            <text:p>reset btn</text:p>
          </table:table-cell>
          <table:table-cell/>
          <table:table-cell table:style-name="ce5" office:value-type="string">
            <text:p>Interrupt in MPR121 Touchpa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 table:number-columns-repeated="3"/>
          <table:table-cell table:style-name="ce5" office:value-type="string">
            <text:p>I2C SCL MPR121 Touchpa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 table:number-columns-repeated="3"/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3"/>
          <table:table-cell table:number-columns-repeated="8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, gate length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ed</text:p>
          </table:table-cell>
          <table:table-cell office:value-type="string">
            <text:p>select midi note mode</text:p>
          </table:table-cell>
          <table:table-cell table:number-columns-repeated="3"/>
          <table:table-cell table:style-name="ce3" office:value-type="string">
            <text:p>alt: reset btn 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channel 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gate length mo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t</text:p>
          </table:table-cell>
          <table:table-cell/>
          <table:table-cell office:value-type="string">
            <text:p>track btn [1-8]</text:p>
          </table:table-cell>
          <table:table-cell office:value-type="string">
            <text:p>select midi note, select midi channel, gate lengt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5" office:value-type="string">
            <text:p>all tracks</text:p>
          </table:table-cell>
          <table:table-cell/>
          <table:table-cell table:style-name="ce3" office:value-type="string">
            <text:p>alt: learn mode toggle btn mechanica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 step</text:p>
          </table:table-cell>
          <table:table-cell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down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up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down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up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down</text:p>
          </table:table-cell>
          <table:table-cell table:number-columns-repeated="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up</text:p>
          </table:table-cell>
          <table:table-cell table:number-columns-repeated="4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fill all</text:p>
          </table:table-cell>
          <table:table-cell table:number-columns-repeated="4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erase all</text:p>
          </table:table-cell>
          <table:table-cell table:number-columns-repeated="4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left</text:p>
          </table:table-cell>
          <table:table-cell table:number-columns-repeated="4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right</text:p>
          </table:table-cell>
          <table:table-cell table:number-columns-repeated="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invert</text:p>
          </table:table-cell>
          <table:table-cell table:number-columns-repeated="4"/>
        </table:table-row>
      </table:table>
      <table:table table:name="Euclidian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midi note, select midi chann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all tracks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play/step mode </text:p>
          </table:table-cell>
          <table:table-cell table:style-name="ce4" office:value-type="string">
            <text:p>toggle</text:p>
          </table:table-cell>
          <table:table-cell table:style-name="ce4" office:value-type="string">
            <text:p>modes: play, step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reset step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advance step</text:p>
          </table:table-cell>
          <table:table-cell table:style-name="ce6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pattern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bank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fill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track pattern fill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9/01/2019</text:date>, <text:time>20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9-01-09T20:37:05.67</dc:date>
    <dc:creator>P J</dc:creator>
    <meta:editing-duration>P2DT9H52M11S</meta:editing-duration>
    <meta:editing-cycles>125</meta:editing-cycles>
    <meta:generator>OpenOffice/4.1.0$Win32 OpenOffice.org_project/410m18$Build-9764</meta:generator>
    <meta:document-statistic meta:table-count="5" meta:cell-count="1069" meta:object-count="0"/>
  </office:meta>
</office:document-meta>
</file>